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paragraph-rsid="00016967"/>
    </style:style>
    <style:style style:name="P2" style:family="paragraph" style:parent-style-name="Standard">
      <style:text-properties style:font-name="Liberation Mono" officeooo:paragraph-rsid="000231bc"/>
    </style:style>
    <style:style style:name="T1" style:family="text">
      <style:text-properties officeooo:rsid="00016967"/>
    </style:style>
    <style:style style:name="T2" style:family="text">
      <style:text-properties officeooo:rsid="000231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Demo:</text:span></text:p>
      <text:p text:style-name="P1"><text:span text:style-name="T1"/></text:p>
      <text:p text:style-name="P1"><text:span text:style-name="T1">(10:0, -2)(15:1, -1)(20:2, -2)(25:3, -3)(30:4, 0)(40:5, -3)(45:6, -2)(50:7, -4)(55:8, -3)(60:9, -1)(65:10, -3)(70:11, -2)(80:12, -4)(90:13, -3)(95:14, -4)</text:span></text:p>
      <text:p text:style-name="P1"><text:span text:style-name="T1"/></text:p>
      <text:p text:style-name="P1"><text:span text:style-name="T1"><text:s text:c="14"/>30</text:span></text:p>
      <text:p text:style-name="P1"><text:span text:style-name="T1"><text:s text:c="2"/>15 <text:s text:c="29"/>60</text:span></text:p>
      <text:p text:style-name="P1"><text:span text:style-name="T1">10 <text:s text:c="5"/>20 <text:s text:c="13"/>45 <text:s text:c="17"/>70</text:span></text:p>
      <text:p text:style-name="P1"><text:span text:style-name="T1"><text:s text:c="10"/>25 <text:s text:c="5"/>40 <text:s text:c="9"/>55 <text:s text:c="5"/>65 <text:s text:c="9"/>90</text:span></text:p>
      <text:p text:style-name="P1"><text:span text:style-name="T1"><text:s text:c="26"/>50 <text:s text:c="17"/>80 <text:s text:c="5"/>95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Code:</text:span></text:p>
      <text:p text:style-name="P1"><text:span text:style-name="T1">//run_demo.cpp</text:span></text:p>
      <text:p text:style-name="P1"><text:span text:style-name="T1">#include "RedBlackTree.h"</text:span></text:p>
      <text:p text:style-name="P1"><text:span text:style-name="T1"></text:span></text:p>
      <text:p text:style-name="P1"><text:span text:style-name="T1">int main(){</text:span></text:p>
      <text:p text:style-name="P1"><text:span text:style-name="T1"></text:span></text:p>
      <text:p text:style-name="P1"><text:span text:style-name="T1"><text:s text:c="4"/>RedBlackTree&lt;int&gt; r = RedBlackTree&lt;int&gt;(-100);</text:span></text:p>
      <text:p text:style-name="P1"><text:span text:style-name="T1"></text:span></text:p>
      <text:p text:style-name="P1"><text:span text:style-name="T1"><text:s text:c="4"/>r.insert(80);</text:span></text:p>
      <text:p text:style-name="P1"><text:span text:style-name="T1"><text:s text:c="4"/>r.insert(70);</text:span></text:p>
      <text:p text:style-name="P1"><text:span text:style-name="T1"><text:s text:c="4"/>r.insert(40);</text:span></text:p>
      <text:p text:style-name="P1"><text:span text:style-name="T1"><text:s text:c="4"/>r.insert(15);</text:span></text:p>
      <text:p text:style-name="P1"><text:span text:style-name="T1"><text:s text:c="4"/>r.insert(30);</text:span></text:p>
      <text:p text:style-name="P1"><text:span text:style-name="T1"><text:s text:c="4"/>r.insert(20);</text:span></text:p>
      <text:p text:style-name="P1"><text:span text:style-name="T1"><text:s text:c="4"/>r.insert(10);</text:span></text:p>
      <text:p text:style-name="P1"><text:span text:style-name="T1"><text:s text:c="4"/>r.insert(25);</text:span></text:p>
      <text:p text:style-name="P1"><text:span text:style-name="T1"><text:s text:c="4"/>r.insert(25);</text:span></text:p>
      <text:p text:style-name="P1"><text:span text:style-name="T1"><text:s text:c="4"/>r.insert(90);</text:span></text:p>
      <text:p text:style-name="P1"><text:span text:style-name="T1"><text:s text:c="4"/>r.insert(95);</text:span></text:p>
      <text:p text:style-name="P1"><text:span text:style-name="T1"><text:s text:c="4"/>r.insert(60);</text:span></text:p>
      <text:p text:style-name="P1"><text:span text:style-name="T1"><text:s text:c="4"/>r.insert(45);</text:span></text:p>
      <text:p text:style-name="P1"><text:span text:style-name="T1"><text:s text:c="4"/>r.insert(55);</text:span></text:p>
      <text:p text:style-name="P1"><text:span text:style-name="T1"><text:s text:c="4"/>r.insert(65);</text:span></text:p>
      <text:p text:style-name="P1"><text:span text:style-name="T1"><text:s text:c="4"/>r.insert(50);</text:span></text:p>
      <text:p text:style-name="P1"><text:span text:style-name="T1"></text:span></text:p>
      <text:p text:style-name="P1"><text:span text:style-name="T1"></text:span></text:p>
      <text:p text:style-name="P1"><text:span text:style-name="T1"><text:s text:c="4"/>r.assignX();</text:span></text:p>
      <text:p text:style-name="P1"><text:span text:style-name="T1"><text:s text:c="4"/>r.assignY();</text:span></text:p>
      <text:p text:style-name="P1"><text:span text:style-name="T1"></text:span></text:p>
      <text:p text:style-name="P1"><text:span text:style-name="T1"><text:s text:c="4"/>r.printTree();</text:span></text:p>
      <text:p text:style-name="P1"><text:span text:style-name="T1"><text:s text:c="4"/>printf("\n");</text:span></text:p>
      <text:p text:style-name="P1"><text:span text:style-name="T1"></text:span></text:p>
      <text:p text:style-name="P1"><text:span text:style-name="T1"><text:s text:c="4"/>r.breadthFirst();</text:span></text:p>
      <text:p text:style-name="P1"><text:span text:style-name="T1">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2"><text:span text:style-name="T2">#ifndef RED_BLACK_TREE_H</text:span></text:p>
      <text:p text:style-name="P2"><text:span text:style-name="T2">#define RED_BLACK_TREE_H</text:span></text:p>
      <text:p text:style-name="P2"><text:span text:style-name="T2"></text:span></text:p>
      <text:p text:style-name="P2"><text:span text:style-name="T2">#include &lt;cstdio&gt;</text:span></text:p>
      <text:p text:style-name="P2"><text:span text:style-name="T2">#include &lt;queue&gt;</text:span></text:p>
      <text:p text:style-name="P2"><text:span text:style-name="T2">#include "dsexceptions.h"</text:span></text:p>
      <text:p text:style-name="P2"><text:span text:style-name="T2">#include &lt;iostream&gt; <text:s text:c="7"/>// For NULL</text:span></text:p>
      <text:p text:style-name="P2"><text:span text:style-name="T2">using namespace std;</text:span></text:p>
      <text:p text:style-name="P2"><text:span text:style-name="T2"></text:span></text:p>
      <text:p text:style-name="P2"><text:span text:style-name="T2">// Red-black tree class</text:span></text:p>
      <text:p text:style-name="P2"><text:span text:style-name="T2">//</text:span></text:p>
      <text:p text:style-name="P2"><text:span text:style-name="T2">// CONSTRUCTION: with negative infinity object also</text:span></text:p>
      <text:p text:style-name="P2"><text:span text:style-name="T2">// <text:s text:c="14"/>used to signal failed finds</text:span></text:p>
      <text:p text:style-name="P2"><text:span text:style-name="T2">//</text:span></text:p>
      <text:p text:style-name="P2"><text:span text:style-name="T2">// ******************PUBLIC OPERATIONS*********************</text:span></text:p>
      <text:p text:style-name="P2"><text:span text:style-name="T2">// void insert( x ) <text:s text:c="6"/>--&gt; Insert x</text:span></text:p>
      <text:p text:style-name="P2"><text:span text:style-name="T2">// void remove( x ) <text:s text:c="6"/>--&gt; Remove x (unimplemented)</text:span></text:p>
      <text:p text:style-name="P2"><text:span text:style-name="T2">// bool contains( x ) <text:s text:c="4"/>--&gt; Return true if x is present</text:span></text:p>
      <text:p text:style-name="P2"><text:span text:style-name="T2">// Comparable findMin( ) <text:s/>--&gt; Return smallest item</text:span></text:p>
      <text:p text:style-name="P2"><text:span text:style-name="T2">// Comparable findMax( ) <text:s/>--&gt; Return largest item</text:span></text:p>
      <text:p text:style-name="P2"><text:span text:style-name="T2">// bool isEmpty( ) <text:s text:c="7"/>--&gt; Return true if empty; else false</text:span></text:p>
      <text:p text:style-name="P2"><text:span text:style-name="T2">// void makeEmpty( ) <text:s text:c="5"/>--&gt; Remove all items</text:span></text:p>
      <text:p text:style-name="P2"><text:span text:style-name="T2">// void printTree( ) <text:s text:c="5"/>--&gt; Print tree in sorted order</text:span></text:p>
      <text:p text:style-name="P2"><text:span text:style-name="T2">// ******************ERRORS********************************</text:span></text:p>
      <text:p text:style-name="P2"><text:span text:style-name="T2">// Throws UnderflowException as warranted</text:span></text:p>
      <text:p text:style-name="P2"><text:span text:style-name="T2"></text:span></text:p>
      <text:p text:style-name="P2"><text:span text:style-name="T2">template &lt;typename Comparable&gt;</text:span></text:p>
      <text:p text:style-name="P2"><text:span text:style-name="T2">class RedBlackTree</text:span></text:p>
      <text:p text:style-name="P2"><text:span text:style-name="T2">{</text:span></text:p>
      <text:p text:style-name="P2"><text:span text:style-name="T2"><text:s text:c="2"/>public:</text:span></text:p>
      <text:p text:style-name="P2"><text:span text:style-name="T2"><text:s text:c="4"/>/**</text:span></text:p>
      <text:p text:style-name="P2"><text:span text:style-name="T2"><text:s text:c="5"/>* Construct the tree.</text:span></text:p>
      <text:p text:style-name="P2"><text:span text:style-name="T2"><text:s text:c="5"/>* negInf is a value less than or equal to all others.</text:span></text:p>
      <text:p text:style-name="P2"><text:span text:style-name="T2"><text:s text:c="5"/>*/</text:span></text:p>
      <text:p text:style-name="P2"><text:span text:style-name="T2"><text:s text:c="4"/>explicit RedBlackTree( const Comparable &amp; negInf )</text:span></text:p>
      <text:p text:style-name="P2"><text:span text:style-name="T2"><text:s text:c="4"/>{</text:span></text:p>
      <text:p text:style-name="P2"><text:span text:style-name="T2"><text:s text:c="8"/>nullNode <text:s text:c="3"/>= new RedBlackNode;</text:span></text:p>
      <text:p text:style-name="P2"><text:span text:style-name="T2"><text:s text:c="8"/>nullNode-&gt;left = nullNode-&gt;right = nullNode;</text:span></text:p>
      <text:p text:style-name="P2"><text:span text:style-name="T2"><text:s text:c="8"/>header <text:s text:c="5"/>= new RedBlackNode( negInf );</text:span></text:p>
      <text:p text:style-name="P2"><text:span text:style-name="T2"><text:s text:c="8"/>header-&gt;left = header-&gt;right = nullNode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RedBlackTree( const RedBlackTree &amp; rhs )</text:span></text:p>
      <text:p text:style-name="P2"><text:span text:style-name="T2"><text:s text:c="4"/>{</text:span></text:p>
      <text:p text:style-name="P2"><text:span text:style-name="T2"><text:s text:c="8"/>nullNode <text:s text:c="3"/>= new RedBlackNode;</text:span></text:p>
      <text:p text:style-name="P2"><text:span text:style-name="T2"><text:s text:c="8"/>nullNode-&gt;left = nullNode-&gt;right = nullNode;</text:span></text:p>
      <text:p text:style-name="P2"><text:span text:style-name="T2"><text:s text:c="8"/>header <text:s text:c="5"/>= new RedBlackNode( rhs.header-&gt;element );</text:span></text:p>
      <text:p text:style-name="P2"><text:span text:style-name="T2"><text:s text:c="8"/>header-&gt;left = header-&gt;right = nullNode;</text:span></text:p>
      <text:p text:style-name="P2"><text:soft-page-break/><text:span text:style-name="T2"><text:s text:c="8"/>*this = rhs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~RedBlackTree( )</text:span></text:p>
      <text:p text:style-name="P2"><text:span text:style-name="T2"><text:s text:c="4"/>{</text:span></text:p>
      <text:p text:style-name="P2"><text:span text:style-name="T2"><text:s text:c="8"/>makeEmpty( );</text:span></text:p>
      <text:p text:style-name="P2"><text:span text:style-name="T2"><text:s text:c="8"/>delete nullNode;</text:span></text:p>
      <text:p text:style-name="P2"><text:span text:style-name="T2"><text:s text:c="8"/>delete header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const Comparable &amp; findMin( ) const</text:span></text:p>
      <text:p text:style-name="P2"><text:span text:style-name="T2"><text:s text:c="4"/>{</text:span></text:p>
      <text:p text:style-name="P2"><text:span text:style-name="T2"><text:s text:c="8"/>if( isEmpty( ) )</text:span></text:p>
      <text:p text:style-name="P2"><text:span text:style-name="T2"><text:s text:c="12"/>throw UnderflowException( );</text:span></text:p>
      <text:p text:style-name="P2"><text:span text:style-name="T2"></text:span></text:p>
      <text:p text:style-name="P2"><text:span text:style-name="T2"><text:s text:c="8"/>RedBlackNode *itr = header-&gt;right;</text:span></text:p>
      <text:p text:style-name="P2"><text:span text:style-name="T2"></text:span></text:p>
      <text:p text:style-name="P2"><text:span text:style-name="T2"><text:s text:c="8"/>while( itr-&gt;left != nullNode )</text:span></text:p>
      <text:p text:style-name="P2"><text:span text:style-name="T2"><text:s text:c="12"/>itr = itr-&gt;left;</text:span></text:p>
      <text:p text:style-name="P2"><text:span text:style-name="T2"></text:span></text:p>
      <text:p text:style-name="P2"><text:span text:style-name="T2"><text:s text:c="8"/>return itr-&gt;element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const Comparable &amp; findMax( ) const</text:span></text:p>
      <text:p text:style-name="P2"><text:span text:style-name="T2"><text:s text:c="4"/>{</text:span></text:p>
      <text:p text:style-name="P2"><text:span text:style-name="T2"><text:s text:c="8"/>if( isEmpty( ) )</text:span></text:p>
      <text:p text:style-name="P2"><text:span text:style-name="T2"><text:s text:c="12"/>throw UnderflowException( );</text:span></text:p>
      <text:p text:style-name="P2"><text:span text:style-name="T2"></text:span></text:p>
      <text:p text:style-name="P2"><text:span text:style-name="T2"><text:s text:c="8"/>RedBlackNode *itr = header-&gt;right;</text:span></text:p>
      <text:p text:style-name="P2"><text:span text:style-name="T2"></text:span></text:p>
      <text:p text:style-name="P2"><text:span text:style-name="T2"><text:s text:c="8"/>while( itr-&gt;right != nullNode )</text:span></text:p>
      <text:p text:style-name="P2"><text:span text:style-name="T2"><text:s text:c="12"/>itr = itr-&gt;right;</text:span></text:p>
      <text:p text:style-name="P2"><text:span text:style-name="T2"></text:span></text:p>
      <text:p text:style-name="P2"><text:span text:style-name="T2"><text:s text:c="8"/>return itr-&gt;element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bool contains( const Comparable &amp; x ) const</text:span></text:p>
      <text:p text:style-name="P2"><text:span text:style-name="T2"><text:s text:c="4"/>{</text:span></text:p>
      <text:p text:style-name="P2"><text:span text:style-name="T2"><text:s text:c="8"/>nullNode-&gt;element = x;</text:span></text:p>
      <text:p text:style-name="P2"><text:span text:style-name="T2"><text:s text:c="8"/>RedBlackNode *curr = header-&gt;right;</text:span></text:p>
      <text:p text:style-name="P2"><text:span text:style-name="T2"></text:span></text:p>
      <text:p text:style-name="P2"><text:span text:style-name="T2"><text:s text:c="8"/>for( ; ; )</text:span></text:p>
      <text:p text:style-name="P2"><text:span text:style-name="T2"><text:s text:c="8"/>{</text:span></text:p>
      <text:p text:style-name="P2"><text:span text:style-name="T2"><text:s text:c="12"/>if( x &lt; curr-&gt;element )</text:span></text:p>
      <text:p text:style-name="P2"><text:span text:style-name="T2"><text:s text:c="16"/>curr = curr-&gt;left;</text:span></text:p>
      <text:p text:style-name="P2"><text:span text:style-name="T2"><text:s text:c="12"/>else if( curr-&gt;element &lt; x )</text:span></text:p>
      <text:p text:style-name="P2"><text:span text:style-name="T2"><text:s text:c="16"/>curr = curr-&gt;right;</text:span></text:p>
      <text:p text:style-name="P2"><text:span text:style-name="T2"><text:s text:c="12"/>else</text:span></text:p>
      <text:p text:style-name="P2"><text:span text:style-name="T2"><text:s text:c="16"/>return curr != nullNode;</text:span></text:p>
      <text:p text:style-name="P2"><text:soft-page-break/><text:span text:style-name="T2"><text:s text:c="8"/>}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bool isEmpty( ) const</text:span></text:p>
      <text:p text:style-name="P2"><text:span text:style-name="T2"><text:s text:c="4"/>{</text:span></text:p>
      <text:p text:style-name="P2"><text:span text:style-name="T2"><text:s text:c="8"/>return header-&gt;right == nullNode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printTree( ) const</text:span></text:p>
      <text:p text:style-name="P2"><text:span text:style-name="T2"><text:s text:c="4"/>{</text:span></text:p>
      <text:p text:style-name="P2"><text:span text:style-name="T2"><text:s text:c="8"/>if( header-&gt;right == nullNode )</text:span></text:p>
      <text:p text:style-name="P2"><text:span text:style-name="T2"><text:s text:c="12"/>cout &lt;&lt; "Empty tree" &lt;&lt; endl;</text:span></text:p>
      <text:p text:style-name="P2"><text:span text:style-name="T2"><text:s text:c="8"/>else</text:span></text:p>
      <text:p text:style-name="P2"><text:span text:style-name="T2"><text:s text:c="12"/>printTree( header-&gt;right )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makeEmpty( )</text:span></text:p>
      <text:p text:style-name="P2"><text:span text:style-name="T2"><text:s text:c="4"/>{</text:span></text:p>
      <text:p text:style-name="P2"><text:span text:style-name="T2"><text:s text:c="8"/>reclaimMemory( header-&gt;right );</text:span></text:p>
      <text:p text:style-name="P2"><text:span text:style-name="T2"><text:s text:c="8"/>header-&gt;right = nullNode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/**</text:span></text:p>
      <text:p text:style-name="P2"><text:span text:style-name="T2"><text:s text:c="5"/>* Insert item x into the tree. Does nothing if x already prsent.</text:span></text:p>
      <text:p text:style-name="P2"><text:span text:style-name="T2"><text:s text:c="5"/>*/</text:span></text:p>
      <text:p text:style-name="P2"><text:span text:style-name="T2"><text:s text:c="4"/>void insert( const Comparable &amp; x )</text:span></text:p>
      <text:p text:style-name="P2"><text:span text:style-name="T2"><text:s text:c="4"/>{</text:span></text:p>
      <text:p text:style-name="P2"><text:span text:style-name="T2"><text:s text:c="8"/>current = parent = grand = header;</text:span></text:p>
      <text:p text:style-name="P2"><text:span text:style-name="T2"><text:s text:c="8"/>nullNode-&gt;element = x;</text:span></text:p>
      <text:p text:style-name="P2"><text:span text:style-name="T2"></text:span></text:p>
      <text:p text:style-name="P2"><text:span text:style-name="T2"><text:s text:c="8"/>while( current-&gt;element != x )</text:span></text:p>
      <text:p text:style-name="P2"><text:span text:style-name="T2"><text:s text:c="8"/>{</text:span></text:p>
      <text:p text:style-name="P2"><text:span text:style-name="T2"><text:s text:c="12"/>great = grand; grand = parent; parent = current;</text:span></text:p>
      <text:p text:style-name="P2"><text:span text:style-name="T2"><text:s text:c="12"/>current = x &lt; current-&gt;element ? <text:s/>current-&gt;left : current-&gt;right;</text:span></text:p>
      <text:p text:style-name="P2"><text:span text:style-name="T2"></text:span></text:p>
      <text:p text:style-name="P2"><text:span text:style-name="T2"><text:s text:c="16"/>// Check if two red children; fix if so</text:span></text:p>
      <text:p text:style-name="P2"><text:span text:style-name="T2"><text:s text:c="12"/>if( current-&gt;left-&gt;color == RED &amp;&amp; current-&gt;right-&gt;color == RED )</text:span></text:p>
      <text:p text:style-name="P2"><text:span text:style-name="T2"><text:s text:c="16"/>handleReorient( x );</text:span></text:p>
      <text:p text:style-name="P2"><text:span text:style-name="T2"><text:s text:c="8"/>}</text:span></text:p>
      <text:p text:style-name="P2"><text:span text:style-name="T2"></text:span></text:p>
      <text:p text:style-name="P2"><text:span text:style-name="T2"><text:s text:c="12"/>// Insertion fails if already present</text:span></text:p>
      <text:p text:style-name="P2"><text:span text:style-name="T2"><text:s text:c="8"/>if( current != nullNode )</text:span></text:p>
      <text:p text:style-name="P2"><text:span text:style-name="T2"><text:s text:c="12"/>return;</text:span></text:p>
      <text:p text:style-name="P2"><text:span text:style-name="T2"><text:s text:c="8"/>current = new RedBlackNode( x, nullNode, nullNode );</text:span></text:p>
      <text:p text:style-name="P2"><text:span text:style-name="T2"></text:span></text:p>
      <text:p text:style-name="P2"><text:span text:style-name="T2"><text:s text:c="12"/>// Attach to parent</text:span></text:p>
      <text:p text:style-name="P2"><text:span text:style-name="T2"><text:s text:c="8"/>if( x &lt; parent-&gt;element )</text:span></text:p>
      <text:p text:style-name="P2"><text:soft-page-break/><text:span text:style-name="T2"><text:s text:c="12"/>parent-&gt;left = current;</text:span></text:p>
      <text:p text:style-name="P2"><text:span text:style-name="T2"><text:s text:c="8"/>else</text:span></text:p>
      <text:p text:style-name="P2"><text:span text:style-name="T2"><text:s text:c="12"/>parent-&gt;right = current;</text:span></text:p>
      <text:p text:style-name="P2"><text:span text:style-name="T2"><text:s text:c="8"/>handleReorient( x )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remove( const Comparable &amp; x )</text:span></text:p>
      <text:p text:style-name="P2"><text:span text:style-name="T2"><text:s text:c="4"/>{</text:span></text:p>
      <text:p text:style-name="P2"><text:span text:style-name="T2"><text:s text:c="8"/>cout &lt;&lt; "Sorry, remove unimplemented; " &lt;&lt; x &lt;&lt;</text:span></text:p>
      <text:p text:style-name="P2"><text:span text:style-name="T2"><text:s text:c="16"/>" still present" &lt;&lt; endl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enum { RED, BLACK };</text:span></text:p>
      <text:p text:style-name="P2"><text:span text:style-name="T2"></text:span></text:p>
      <text:p text:style-name="P2"><text:span text:style-name="T2"><text:s text:c="4"/>const RedBlackTree &amp; operator=( const RedBlackTree &amp; rhs )</text:span></text:p>
      <text:p text:style-name="P2"><text:span text:style-name="T2"><text:s text:c="4"/>{</text:span></text:p>
      <text:p text:style-name="P2"><text:span text:style-name="T2"><text:s text:c="8"/>if( this != &amp;rhs )</text:span></text:p>
      <text:p text:style-name="P2"><text:span text:style-name="T2"><text:s text:c="8"/>{</text:span></text:p>
      <text:p text:style-name="P2"><text:span text:style-name="T2"><text:s text:c="12"/>makeEmpty( );</text:span></text:p>
      <text:p text:style-name="P2"><text:span text:style-name="T2"><text:s text:c="12"/>header-&gt;right = clone( rhs.header-&gt;right );</text:span></text:p>
      <text:p text:style-name="P2"><text:span text:style-name="T2"><text:s text:c="8"/>}</text:span></text:p>
      <text:p text:style-name="P2"><text:span text:style-name="T2"></text:span></text:p>
      <text:p text:style-name="P2"><text:span text:style-name="T2"><text:s text:c="8"/>return *this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assignX(){</text:span></text:p>
      <text:p text:style-name="P2"><text:span text:style-name="T2"><text:s text:c="8"/>if( header-&gt;right != nullNode )</text:span></text:p>
      <text:p text:style-name="P2"><text:span text:style-name="T2"><text:s text:c="12"/>assignX( header-&gt;right, 0)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assignY(){</text:span></text:p>
      <text:p text:style-name="P2"><text:span text:style-name="T2"><text:s text:c="8"/>if( header-&gt;right != nullNode )</text:span></text:p>
      <text:p text:style-name="P2"><text:span text:style-name="T2"><text:s text:c="12"/>assignY( header-&gt;right, 0)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breadthFirst(){</text:span></text:p>
      <text:p text:style-name="P2"><text:span text:style-name="T2"><text:s text:c="8"/>if( header-&gt;right != nullNode )</text:span></text:p>
      <text:p text:style-name="P2"><text:span text:style-name="T2"><text:s text:c="12"/>breadthFirst( header-&gt;right)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2"/>private:</text:span></text:p>
      <text:p text:style-name="P2"><text:span text:style-name="T2"><text:s text:c="4"/>struct RedBlackNode</text:span></text:p>
      <text:p text:style-name="P2"><text:span text:style-name="T2"><text:s text:c="4"/>{</text:span></text:p>
      <text:p text:style-name="P2"><text:span text:style-name="T2"><text:s text:c="8"/>Comparable <text:s text:c="3"/>element;</text:span></text:p>
      <text:p text:style-name="P2"><text:span text:style-name="T2"><text:s text:c="8"/>RedBlackNode *left;</text:span></text:p>
      <text:p text:style-name="P2"><text:span text:style-name="T2"><text:s text:c="8"/>RedBlackNode *right;</text:span></text:p>
      <text:p text:style-name="P2"><text:span text:style-name="T2"><text:s text:c="8"/>int <text:s text:c="10"/>color;</text:span></text:p>
      <text:p text:style-name="P2"><text:span text:style-name="T2"><text:s text:c="8"/>int <text:s text:c="10"/>x; //x-coordinate</text:span></text:p>
      <text:p text:style-name="P2"><text:span text:style-name="T2"><text:s text:c="8"/>int <text:s text:c="10"/>y; //y-coordinate</text:span></text:p>
      <text:p text:style-name="P2"><text:soft-page-break/><text:span text:style-name="T2"><text:s text:c="8"/></text:span></text:p>
      <text:p text:style-name="P2"><text:span text:style-name="T2"></text:span></text:p>
      <text:p text:style-name="P2"><text:span text:style-name="T2"><text:s text:c="8"/>RedBlackNode( const Comparable &amp; theElement = Comparable( ),</text:span></text:p>
      <text:p text:style-name="P2"><text:span text:style-name="T2"><text:s text:c="28"/>RedBlackNode *lt = NULL, RedBlackNode *rt = NULL,</text:span></text:p>
      <text:p text:style-name="P2"><text:span text:style-name="T2"><text:s text:c="28"/>int c = BLACK )</text:span></text:p>
      <text:p text:style-name="P2"><text:span text:style-name="T2"><text:s text:c="10"/>: element( theElement ), left( lt ), right( rt ), color( c ) { }</text:span></text:p>
      <text:p text:style-name="P2"><text:span text:style-name="T2"><text:s text:c="4"/>};</text:span></text:p>
      <text:p text:style-name="P2"><text:span text:style-name="T2"></text:span></text:p>
      <text:p text:style-name="P2"><text:span text:style-name="T2"><text:s text:c="4"/>RedBlackNode *header; <text:s text:c="2"/>// The tree header (contains negInf)</text:span></text:p>
      <text:p text:style-name="P2"><text:span text:style-name="T2"><text:s text:c="4"/>RedBlackNode *nullNode;</text:span></text:p>
      <text:p text:style-name="P2"><text:span text:style-name="T2"></text:span></text:p>
      <text:p text:style-name="P2"><text:span text:style-name="T2"><text:s text:c="8"/>// Used in insert routine and its helpers (logically static)</text:span></text:p>
      <text:p text:style-name="P2"><text:span text:style-name="T2"><text:s text:c="4"/>RedBlackNode *current;</text:span></text:p>
      <text:p text:style-name="P2"><text:span text:style-name="T2"><text:s text:c="4"/>RedBlackNode *parent;</text:span></text:p>
      <text:p text:style-name="P2"><text:span text:style-name="T2"><text:s text:c="4"/>RedBlackNode *grand;</text:span></text:p>
      <text:p text:style-name="P2"><text:span text:style-name="T2"><text:s text:c="4"/>RedBlackNode *great;</text:span></text:p>
      <text:p text:style-name="P2"><text:span text:style-name="T2"></text:span></text:p>
      <text:p text:style-name="P2"><text:span text:style-name="T2"><text:s text:c="8"/>// Usual recursive stuff</text:span></text:p>
      <text:p text:style-name="P2"><text:span text:style-name="T2"><text:s text:c="4"/>void reclaimMemory( RedBlackNode *t )</text:span></text:p>
      <text:p text:style-name="P2"><text:span text:style-name="T2"><text:s text:c="4"/>{</text:span></text:p>
      <text:p text:style-name="P2"><text:span text:style-name="T2"><text:s text:c="8"/>if( t != t-&gt;left )</text:span></text:p>
      <text:p text:style-name="P2"><text:span text:style-name="T2"><text:s text:c="8"/>{</text:span></text:p>
      <text:p text:style-name="P2"><text:span text:style-name="T2"><text:s text:c="12"/>reclaimMemory( t-&gt;left );</text:span></text:p>
      <text:p text:style-name="P2"><text:span text:style-name="T2"><text:s text:c="12"/>reclaimMemory( t-&gt;right );</text:span></text:p>
      <text:p text:style-name="P2"><text:span text:style-name="T2"><text:s text:c="12"/>delete t;</text:span></text:p>
      <text:p text:style-name="P2"><text:span text:style-name="T2"><text:s text:c="8"/>}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printTree( RedBlackNode *t ) const</text:span></text:p>
      <text:p text:style-name="P2"><text:span text:style-name="T2"><text:s text:c="4"/>{</text:span></text:p>
      <text:p text:style-name="P2"><text:span text:style-name="T2"><text:s text:c="8"/>if( t != t-&gt;left )</text:span></text:p>
      <text:p text:style-name="P2"><text:span text:style-name="T2"><text:s text:c="8"/>{</text:span></text:p>
      <text:p text:style-name="P2"><text:span text:style-name="T2"><text:s text:c="12"/>printTree( t-&gt;left );</text:span></text:p>
      <text:p text:style-name="P2"><text:span text:style-name="T2"><text:s text:c="12"/>cout &lt;&lt; "(";</text:span></text:p>
      <text:p text:style-name="P2"><text:span text:style-name="T2"><text:s text:c="12"/>cout &lt;&lt; t-&gt;element;</text:span></text:p>
      <text:p text:style-name="P2"><text:span text:style-name="T2"><text:s text:c="12"/>cout &lt;&lt; ":" &lt;&lt; t-&gt;x &lt;&lt; ", " &lt;&lt; t-&gt;y &lt;&lt; ")";</text:span></text:p>
      <text:p text:style-name="P2"><text:span text:style-name="T2"></text:span></text:p>
      <text:p text:style-name="P2"><text:span text:style-name="T2"><text:s text:c="12"/>printTree( t-&gt;right );</text:span></text:p>
      <text:p text:style-name="P2"><text:span text:style-name="T2"><text:s text:c="8"/>}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RedBlackNode * clone( RedBlackNode * t ) const</text:span></text:p>
      <text:p text:style-name="P2"><text:span text:style-name="T2"><text:s text:c="4"/>{</text:span></text:p>
      <text:p text:style-name="P2"><text:span text:style-name="T2"><text:s text:c="8"/>if( t == t-&gt;left ) <text:s/>// Cannot test against nullNode!!!</text:span></text:p>
      <text:p text:style-name="P2"><text:span text:style-name="T2"><text:s text:c="12"/>return nullNode;</text:span></text:p>
      <text:p text:style-name="P2"><text:span text:style-name="T2"><text:s text:c="8"/>else</text:span></text:p>
      <text:p text:style-name="P2"><text:span text:style-name="T2"><text:s text:c="12"/>return new RedBlackNode( t-&gt;element, clone( t-&gt;left ),</text:span></text:p>
      <text:p text:style-name="P2"><text:soft-page-break/><text:span text:style-name="T2"><text:s text:c="37"/>clone( t-&gt;right ), t-&gt;color )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8"/>// Red-black tree manipulations</text:span></text:p>
      <text:p text:style-name="P2"><text:span text:style-name="T2"><text:s text:c="4"/>/**</text:span></text:p>
      <text:p text:style-name="P2"><text:span text:style-name="T2"><text:s text:c="5"/>* Internal routine that is called during an insertion if a node has two red</text:span></text:p>
      <text:p text:style-name="P2"><text:span text:style-name="T2"><text:s text:c="5"/>* children. Performs flip and rotatons. item is the item being inserted.</text:span></text:p>
      <text:p text:style-name="P2"><text:span text:style-name="T2"><text:s text:c="5"/>*/</text:span></text:p>
      <text:p text:style-name="P2"><text:span text:style-name="T2"><text:s text:c="4"/>void handleReorient( const Comparable &amp; item )</text:span></text:p>
      <text:p text:style-name="P2"><text:span text:style-name="T2"><text:s text:c="4"/>{</text:span></text:p>
      <text:p text:style-name="P2"><text:span text:style-name="T2"><text:s text:c="12"/>// Do the color flip</text:span></text:p>
      <text:p text:style-name="P2"><text:span text:style-name="T2"><text:s text:c="8"/>current-&gt;color = RED;</text:span></text:p>
      <text:p text:style-name="P2"><text:span text:style-name="T2"><text:s text:c="8"/>current-&gt;left-&gt;color = BLACK;</text:span></text:p>
      <text:p text:style-name="P2"><text:span text:style-name="T2"><text:s text:c="8"/>current-&gt;right-&gt;color = BLACK;</text:span></text:p>
      <text:p text:style-name="P2"><text:span text:style-name="T2"></text:span></text:p>
      <text:p text:style-name="P2"><text:span text:style-name="T2"><text:s text:c="8"/>if( parent-&gt;color == RED ) <text:s text:c="2"/>// Have to rotate</text:span></text:p>
      <text:p text:style-name="P2"><text:span text:style-name="T2"><text:s text:c="8"/>{</text:span></text:p>
      <text:p text:style-name="P2"><text:span text:style-name="T2"><text:s text:c="12"/>grand-&gt;color = RED;</text:span></text:p>
      <text:p text:style-name="P2"><text:span text:style-name="T2"><text:s text:c="12"/>if( item &lt; grand-&gt;element != item &lt; parent-&gt;element )</text:span></text:p>
      <text:p text:style-name="P2"><text:span text:style-name="T2"><text:s text:c="16"/>parent = rotate( item, grand ); <text:s/>// Start dbl rotate</text:span></text:p>
      <text:p text:style-name="P2"><text:span text:style-name="T2"><text:s text:c="12"/>current = rotate( item, great );</text:span></text:p>
      <text:p text:style-name="P2"><text:span text:style-name="T2"><text:s text:c="12"/>current-&gt;color = BLACK;</text:span></text:p>
      <text:p text:style-name="P2"><text:span text:style-name="T2"><text:s text:c="8"/>}</text:span></text:p>
      <text:p text:style-name="P2"><text:span text:style-name="T2"><text:s text:c="8"/>header-&gt;right-&gt;color = BLACK; // Make root black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/**</text:span></text:p>
      <text:p text:style-name="P2"><text:span text:style-name="T2"><text:s text:c="5"/>* Internal routine that performs a single or double rotation.</text:span></text:p>
      <text:p text:style-name="P2"><text:span text:style-name="T2"><text:s text:c="5"/>* Because the result is attached to the parent, there are four cases.</text:span></text:p>
      <text:p text:style-name="P2"><text:span text:style-name="T2"><text:s text:c="5"/>* Called by handleReorient.</text:span></text:p>
      <text:p text:style-name="P2"><text:span text:style-name="T2"><text:s text:c="5"/>* item is the item in handleReorient.</text:span></text:p>
      <text:p text:style-name="P2"><text:span text:style-name="T2"><text:s text:c="5"/>* theParent is the parent of the root of the rotated subtree.</text:span></text:p>
      <text:p text:style-name="P2"><text:span text:style-name="T2"><text:s text:c="5"/>* Return the root of the rotated subtree.</text:span></text:p>
      <text:p text:style-name="P2"><text:span text:style-name="T2"><text:s text:c="5"/>*/</text:span></text:p>
      <text:p text:style-name="P2"><text:span text:style-name="T2"><text:s text:c="4"/>RedBlackNode * rotate( const Comparable &amp; item, RedBlackNode *theParent )</text:span></text:p>
      <text:p text:style-name="P2"><text:span text:style-name="T2"><text:s text:c="4"/>{</text:span></text:p>
      <text:p text:style-name="P2"><text:span text:style-name="T2"><text:s text:c="8"/>if( item &lt; theParent-&gt;element )</text:span></text:p>
      <text:p text:style-name="P2"><text:span text:style-name="T2"><text:s text:c="8"/>{</text:span></text:p>
      <text:p text:style-name="P2"><text:span text:style-name="T2"><text:s text:c="12"/>item &lt; theParent-&gt;left-&gt;element ?</text:span></text:p>
      <text:p text:style-name="P2"><text:span text:style-name="T2"><text:s text:c="16"/>rotateWithLeftChild( theParent-&gt;left ) <text:s/>: <text:s/>// LL</text:span></text:p>
      <text:p text:style-name="P2"><text:span text:style-name="T2"><text:s text:c="16"/>rotateWithRightChild( theParent-&gt;left ) ; <text:s/>// LR</text:span></text:p>
      <text:p text:style-name="P2"><text:span text:style-name="T2"><text:s text:c="12"/>return theParent-&gt;left;</text:span></text:p>
      <text:p text:style-name="P2"><text:span text:style-name="T2"><text:s text:c="8"/>}</text:span></text:p>
      <text:p text:style-name="P2"><text:span text:style-name="T2"><text:s text:c="8"/>else</text:span></text:p>
      <text:p text:style-name="P2"><text:span text:style-name="T2"><text:s text:c="8"/>{</text:span></text:p>
      <text:p text:style-name="P2"><text:soft-page-break/><text:span text:style-name="T2"><text:s text:c="12"/>item &lt; theParent-&gt;right-&gt;element ?</text:span></text:p>
      <text:p text:style-name="P2"><text:span text:style-name="T2"><text:s text:c="16"/>rotateWithLeftChild( theParent-&gt;right ) : <text:s/>// RL</text:span></text:p>
      <text:p text:style-name="P2"><text:span text:style-name="T2"><text:s text:c="16"/>rotateWithRightChild( theParent-&gt;right ); <text:s/>// RR</text:span></text:p>
      <text:p text:style-name="P2"><text:span text:style-name="T2"><text:s text:c="12"/>return theParent-&gt;right;</text:span></text:p>
      <text:p text:style-name="P2"><text:span text:style-name="T2"><text:s text:c="8"/>}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rotateWithLeftChild( RedBlackNode * &amp; k2 )</text:span></text:p>
      <text:p text:style-name="P2"><text:span text:style-name="T2"><text:s text:c="4"/>{</text:span></text:p>
      <text:p text:style-name="P2"><text:span text:style-name="T2"><text:s text:c="8"/>RedBlackNode *k1 = k2-&gt;left;</text:span></text:p>
      <text:p text:style-name="P2"><text:span text:style-name="T2"><text:s text:c="8"/>k2-&gt;left = k1-&gt;right;</text:span></text:p>
      <text:p text:style-name="P2"><text:span text:style-name="T2"><text:s text:c="8"/>k1-&gt;right = k2;</text:span></text:p>
      <text:p text:style-name="P2"><text:span text:style-name="T2"><text:s text:c="8"/>k2 = k1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rotateWithRightChild( RedBlackNode * &amp; k1 )</text:span></text:p>
      <text:p text:style-name="P2"><text:span text:style-name="T2"><text:s text:c="4"/>{</text:span></text:p>
      <text:p text:style-name="P2"><text:span text:style-name="T2"><text:s text:c="8"/>RedBlackNode *k2 = k1-&gt;right;</text:span></text:p>
      <text:p text:style-name="P2"><text:span text:style-name="T2"><text:s text:c="8"/>k1-&gt;right = k2-&gt;left;</text:span></text:p>
      <text:p text:style-name="P2"><text:span text:style-name="T2"><text:s text:c="8"/>k2-&gt;left = k1;</text:span></text:p>
      <text:p text:style-name="P2"><text:span text:style-name="T2"><text:s text:c="8"/>k1 = k2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</text:span></text:p>
      <text:p text:style-name="P2"><text:span text:style-name="T2"><text:s text:c="4"/>int assignX(RedBlackNode *t, int i) {</text:span></text:p>
      <text:p text:style-name="P2"><text:span text:style-name="T2"><text:s text:c="8"/>t-&gt;x = (t-&gt;left == nullNode)?i:assignX(t-&gt;left,i);</text:span></text:p>
      <text:p text:style-name="P2"><text:span text:style-name="T2"><text:s text:c="8"/>return (t-&gt;right == nullNode)?(t-&gt;x)+1:assignX(t-&gt;right,t-&gt;x+1)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assignY(RedBlackNode *t, int i) {</text:span></text:p>
      <text:p text:style-name="P2"><text:span text:style-name="T2"><text:s text:c="8"/>if (t != nullNode){</text:span></text:p>
      <text:p text:style-name="P2"><text:span text:style-name="T2"><text:s text:c="12"/>t-&gt;y = i;</text:span></text:p>
      <text:p text:style-name="P2"><text:span text:style-name="T2"><text:s text:c="12"/>assignY(t-&gt;right, i-1);</text:span></text:p>
      <text:p text:style-name="P2"><text:span text:style-name="T2"><text:s text:c="12"/>assignY(t-&gt;left, i-1);</text:span></text:p>
      <text:p text:style-name="P2"><text:span text:style-name="T2"><text:s text:c="8"/>}</text:span></text:p>
      <text:p text:style-name="P2"><text:span text:style-name="T2">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<text:s text:c="4"/>void breadthFirst(RedBlackNode *t) {</text:span></text:p>
      <text:p text:style-name="P2"><text:span text:style-name="T2"><text:s text:c="8"/>int x = 0;</text:span></text:p>
      <text:p text:style-name="P2"><text:span text:style-name="T2"><text:s text:c="8"/>int y = t-&gt;y;</text:span></text:p>
      <text:p text:style-name="P2"><text:span text:style-name="T2"><text:s text:c="8"/>queue&lt;RedBlackNode *&gt; q;</text:span></text:p>
      <text:p text:style-name="P2"><text:span text:style-name="T2"><text:s text:c="8"/>RedBlackNode *s;</text:span></text:p>
      <text:p text:style-name="P2"><text:span text:style-name="T2"><text:tab/> <text:s text:c="3"/>q.push(t);</text:span></text:p>
      <text:p text:style-name="P2"><text:span text:style-name="T2"><text:tab/> <text:s text:c="3"/>while(!q.empty()) {</text:span></text:p>
      <text:p text:style-name="P2"><text:span text:style-name="T2"><text:s text:c="12"/>s = q.front();</text:span></text:p>
      <text:p text:style-name="P2"><text:span text:style-name="T2"><text:s text:c="12"/>if (y != s-&gt;y) {</text:span></text:p>
      <text:p text:style-name="P2"><text:span text:style-name="T2"><text:s text:c="16"/>--y;</text:span></text:p>
      <text:p text:style-name="P2"><text:soft-page-break/><text:span text:style-name="T2"><text:s text:c="16"/>printf("\n");</text:span></text:p>
      <text:p text:style-name="P2"><text:span text:style-name="T2"><text:s text:c="16"/>x = 0;</text:span></text:p>
      <text:p text:style-name="P2"><text:span text:style-name="T2"><text:s text:c="12"/>}</text:span></text:p>
      <text:p text:style-name="P2"><text:span text:style-name="T2"><text:s text:c="12"/>//for (int i = 0; i &lt; s-&gt;x - x; i++)</text:span></text:p>
      <text:p text:style-name="P2"><text:span text:style-name="T2"><text:s text:c="12"/>// <text:s text:c="3"/>printf(" <text:s/>");</text:span></text:p>
      <text:p text:style-name="P2"><text:span text:style-name="T2"><text:s text:c="12"/>printf("%*i",4*(s-&gt;x - x),s-&gt;element);</text:span></text:p>
      <text:p text:style-name="P2"><text:span text:style-name="T2"><text:s text:c="12"/>x = s-&gt;x;</text:span></text:p>
      <text:p text:style-name="P2"><text:span text:style-name="T2"><text:s text:c="12"/>//printf("%*d\n", width, value);</text:span></text:p>
      <text:p text:style-name="P2"><text:span text:style-name="T2"><text:s text:c="12"/></text:span></text:p>
      <text:p text:style-name="P2"><text:span text:style-name="T2"><text:s text:c="12"/>q.pop();</text:span></text:p>
      <text:p text:style-name="P2"><text:span text:style-name="T2"><text:s text:c="12"/>if (s-&gt;left != nullNode)</text:span></text:p>
      <text:p text:style-name="P2"><text:span text:style-name="T2"><text:s text:c="16"/>q.push(s-&gt;left);</text:span></text:p>
      <text:p text:style-name="P2"><text:span text:style-name="T2"><text:s text:c="12"/>if (s-&gt;right != nullNode)</text:span></text:p>
      <text:p text:style-name="P2"><text:span text:style-name="T2"><text:s text:c="16"/>q.push(s-&gt;right);</text:span></text:p>
      <text:p text:style-name="P2"><text:span text:style-name="T2"><text:s text:c="8"/>}</text:span></text:p>
      <text:p text:style-name="P2"><text:span text:style-name="T2"><text:s text:c="8"/>cout &lt;&lt; "\n";</text:span></text:p>
      <text:p text:style-name="P2"><text:span text:style-name="T2"><text:s text:c="4"/>}</text:span></text:p>
      <text:p text:style-name="P2"><text:span text:style-name="T2"></text:span></text:p>
      <text:p text:style-name="P2"><text:span text:style-name="T2"></text:span></text:p>
      <text:p text:style-name="P2"><text:span text:style-name="T2">};</text:span></text:p>
      <text:p text:style-name="P2"><text:span text:style-name="T2"></text:span></text:p>
      <text:p text:style-name="P2"><text:span text:style-name="T2">#endif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22:19:12</meta:creation-date>
    <dc:date>2013-03-12T22:24:13</dc:date>
    <meta:editing-duration>PT28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0" meta:paragraph-count="397" meta:word-count="1195" meta:character-count="10336" meta:non-whitespace-character-count="6483"/>
  </office:meta>
</office:document-meta>
</file>